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a15" officeooo:paragraph-rsid="00145a15"/>
    </style:style>
    <style:style style:name="P2" style:family="paragraph" style:parent-style-name="Standard">
      <style:text-properties officeooo:rsid="0016bd02" officeooo:paragraph-rsid="0016bd02"/>
    </style:style>
    <style:style style:name="P3" style:family="paragraph" style:parent-style-name="Standard">
      <style:text-properties officeooo:rsid="001a07d6" officeooo:paragraph-rsid="001a07d6"/>
    </style:style>
    <style:style style:name="P4" style:family="paragraph" style:parent-style-name="Standard">
      <style:text-properties officeooo:paragraph-rsid="001a324b"/>
    </style:style>
    <style:style style:name="P5" style:family="paragraph" style:parent-style-name="Standard">
      <style:text-properties officeooo:rsid="001c0200" officeooo:paragraph-rsid="001c0200"/>
    </style:style>
    <style:style style:name="P6" style:family="paragraph" style:parent-style-name="Standard">
      <style:text-properties officeooo:rsid="001c5673" officeooo:paragraph-rsid="001c5673"/>
    </style:style>
    <style:style style:name="P7" style:family="paragraph" style:parent-style-name="Standard">
      <style:text-properties officeooo:paragraph-rsid="0026113f"/>
    </style:style>
    <style:style style:name="P8" style:family="paragraph" style:parent-style-name="Standard">
      <style:text-properties officeooo:rsid="002f6300" officeooo:paragraph-rsid="002f6300"/>
    </style:style>
    <style:style style:name="T1" style:family="text">
      <style:text-properties officeooo:rsid="000e2dfb"/>
    </style:style>
    <style:style style:name="T2" style:family="text">
      <style:text-properties officeooo:rsid="0014ce37"/>
    </style:style>
    <style:style style:name="T3" style:family="text">
      <style:text-properties officeooo:rsid="0026113f"/>
    </style:style>
    <style:style style:name="T4" style:family="text">
      <style:text-properties officeooo:rsid="0030787f"/>
    </style:style>
    <style:style style:name="T5" style:family="text">
      <style:text-properties officeooo:rsid="00326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/</text:span></text:p>
      <text:p text:style-name="P4"><text:span text:style-name="T1">int[] grille = new Piece[TAILLE][TAILLE]</text:span></text:p>
      <text:p text:style-name="P7"><text:span text:style-name="T3">Les cases des extrémité où on peut mettre les pièces sont les cases d’indice 0 et TAILLE-1</text:span></text:p>
      <text:p text:style-name="P8">Une pièce est représentée par une classe Piece qui comporte les attributs :</text:p>
      <text:p text:style-name="P8">- int deplacement : le nombre de case pour un déplacement</text:p>
      <text:p text:style-name="P8">- <text:span text:style-name="T4">bool avance : true si on va dans le sens de base, false si on est sur un retour</text:span></text:p>
      <text:p text:style-name="P8">- <text:span text:style-name="T5">Joueur j : joueur auquel appartient la pièce</text:span></text:p>
      <text:p text:style-name="P1"/>
      <text:p text:style-name="P1">Avantages → temps d’accès à une case constant</text:p>
      <text:p text:style-name="P1">inconvénients → <text:span text:style-name="T2">compliqué de représenter le fait qu’une pièce est dans sa case de départ car on y stocke déjà le nombre de points.</text:span></text:p>
      <text:p text:style-name="P1"/>
      <text:p text:style-name="P2">2/</text:p>
      <text:p text:style-name="P2">Si un joueur n’a plus qu’une pièce, la partie est finie et ce joueur a gagné</text:p>
      <text:p text:style-name="P2"/>
      <text:p text:style-name="P3">3/</text:p>
      <text:p text:style-name="P5">4/</text:p>
      <text:p text:style-name="P5">5/</text:p>
      <text:p text:style-name="P6">critères heuristique :</text:p>
      <text:p text:style-name="P6">- nbPiècesRestantes de chaque joueur</text:p>
      <text:p text:style-name="P6">-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4:43:52.368000000</meta:creation-date>
    <meta:generator>LibreOffice/6.3.1.2$Windows_X86_64 LibreOffice_project/b79626edf0065ac373bd1df5c28bd630b4424273</meta:generator>
    <dc:date>2020-02-14T15:12:20.197000000</dc:date>
    <meta:editing-duration>PT28M15S</meta:editing-duration>
    <meta:editing-cycles>35</meta:editing-cycles>
    <meta:document-statistic meta:table-count="0" meta:image-count="0" meta:object-count="0" meta:page-count="1" meta:paragraph-count="17" meta:word-count="137" meta:character-count="711" meta:non-whitespace-character-count="589"/>
  </office:meta>
</office:document-meta>
</file>